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  <style:text-properties fo:color="#111111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color="#111111"/>
    </style:style>
    <style:style style:name="ce4" style:family="table-cell" style:parent-style-name="Default">
      <style:table-cell-properties fo:background-color="transparent"/>
      <style:text-properties fo:color="#111111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dee6ef"/>
    </style:style>
    <style:style style:name="ce18" style:family="table-cell" style:parent-style-name="Default">
      <style:table-cell-properties fo:background-color="#dee6ef" fo:border="0.74pt solid #000000"/>
    </style:style>
    <style:style style:name="ce19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3" table:number-columns-repeated="12" table:default-cell-style-name="Default"/>
        <table:table-column table:style-name="co3" table:number-columns-repeated="13" table:default-cell-style-name="ce8"/>
        <table:table-column table:style-name="co3" table:number-columns-repeated="13" table:default-cell-style-name="ce9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Solution examples : S1 and S2</text:p>
          </table:table-cell>
          <table:covered-table-cell table:style-name="Default"/>
          <table:covered-table-cell table:number-columns-repeated="4"/>
          <table:table-cell table:number-columns-repeated="8"/>
          <table:table-cell table:style-name="Default" table:number-columns-repeated="26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2"/>
          <table:table-cell table:style-name="Default" table:number-columns-repeated="26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1</text:p>
          </table:table-cell>
          <table:table-cell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style-name="Default" table:number-columns-repeated="12"/>
          <table:table-cell table:style-name="ce5" office:value-type="string" calcext:value-type="string">
            <text:p>Mer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style-name="Default"/>
          <table:table-cell table:number-columns-repeated="12"/>
          <table:table-cell table:style-name="Default" table:number-columns-repeated="26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2</text:p>
          </table:table-cell>
          <table:table-cell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style-name="Default" table:number-columns-repeated="12"/>
          <table:table-cell table:style-name="ce5" office:value-type="string" calcext:value-type="string">
            <text:p>Mer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Default"/>
          <table:table-cell table:number-columns-repeated="12"/>
          <table:table-cell table:style-name="Default" table:number-columns-repeated="26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  <table:table-cell table:style-name="Default" table:number-columns-repeated="2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2"/>
          <table:table-cell table:style-name="Default" table:number-columns-repeated="26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1</text:p>
          </table:table-cell>
          <table:table-cell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style-name="Default" table:number-columns-repeated="12"/>
          <table:table-cell table:style-name="ce5" office:value-type="string" calcext:value-type="string">
            <text:p>Mer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2</text:p>
          </table:table-cell>
          <table:table-cell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style-name="Default" table:number-columns-repeated="12"/>
          <table:table-cell table:style-name="ce5" office:value-type="string" calcext:value-type="string">
            <text:p>Mer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3</text:p>
          </table:table-cell>
          <table:table-cell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style-name="Default" table:number-columns-repeated="12"/>
          <table:table-cell table:style-name="ce5" office:value-type="string" calcext:value-type="string">
            <text:p>Mer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8"/>
          <table:table-cell table:number-columns-repeated="13"/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13"/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style-name="ce6" table:number-columns-repeated="8"/>
          <table:table-cell table:number-columns-repeated="13"/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4</text:p>
          </table:table-cell>
          <table:table-cell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style-name="Default" table:number-columns-repeated="12"/>
          <table:table-cell table:style-name="ce5" office:value-type="string" calcext:value-type="string">
            <text:p>Mer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style-name="ce6" table:number-columns-repeated="8"/>
          <table:table-cell table:number-columns-repeated="13"/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13"/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table:number-columns-repeated="13"/>
          <table:table-cell table:number-columns-repeated="13"/>
          <table:table-cell table:number-columns-repeated="13" office:value-type="string" calcext:value-type="string">
            <text:p>…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6:39:56.611637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0:17:28.429216616</meta:creation-date>
    <meta:generator>LibreOffice/7.3.3.2$Linux_X86_64 LibreOffice_project/30$Build-2</meta:generator>
    <dc:date>2022-05-26T17:23:10.342281604</dc:date>
    <meta:editing-duration>PT56M26S</meta:editing-duration>
    <meta:editing-cycles>26</meta:editing-cycles>
    <meta:document-statistic meta:table-count="1" meta:cell-count="850" meta:object-count="0"/>
  </office:meta>
</office:document-meta>
</file>